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C90000009207DA3C7AD.png"/>
  <manifest:file-entry manifest:media-type="image/png" manifest:full-path="Pictures/1000020100000B7800000998C9896A7C.png"/>
  <manifest:file-entry manifest:media-type="image/png" manifest:full-path="Pictures/1000020100000C40000009983B63F4FB.png"/>
  <manifest:file-entry manifest:media-type="image/png" manifest:full-path="Pictures/1000020100000C7000000998FB98260A.png"/>
  <manifest:file-entry manifest:media-type="image/png" manifest:full-path="Pictures/1000020100000C4800000998F629F324.png"/>
  <manifest:file-entry manifest:media-type="image/png" manifest:full-path="Pictures/1000020100000C480000099859E93161.png"/>
  <manifest:file-entry manifest:media-type="image/png" manifest:full-path="Pictures/1000020100000E7800000A34BB1484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9.744cm" svg:x="0.005cm" svg:y="0.605cm">
          <draw:image xlink:href="Pictures/1000020100000E7800000A34BB1484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6.813cm" svg:height="20.999cm" svg:x="0.598cm" svg:y="-0.023cm">
          <draw:image xlink:href="">
            <text:p/>
          </draw:image>
        </draw:frame>
        <draw:frame draw:style-name="gr3" draw:text-style-name="P1" draw:layer="layout" svg:width="26.813cm" svg:height="20.999cm" svg:x="0.599cm" svg:y="-0.023cm">
          <draw:image xlink:href="Pictures/1000020100000C40000009983B63F4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5.103cm" svg:height="20.999cm" svg:x="1.453cm" svg:y="-0.023cm">
          <draw:image xlink:href="Pictures/1000020100000B7800000998C9896A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7.999cm" svg:height="20.337cm" svg:x="0.005cm" svg:y="0.308cm">
          <draw:image xlink:href="Pictures/1000020100000C90000009207DA3C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223cm" svg:height="20.999cm" svg:x="0.393cm" svg:y="-0.023cm">
          <draw:image xlink:href="Pictures/1000020100000C7000000998FB9826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6.881cm" svg:height="20.999cm" svg:x="0.564cm" svg:y="-0.023cm">
          <draw:image xlink:href="Pictures/1000020100000C4800000998F629F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6.881cm" svg:height="20.999cm" svg:x="0.564cm" svg:y="-0.023cm">
          <draw:image xlink:href="Pictures/1000020100000C480000099859E931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06T15:54:25.58</meta:creation-date>
    <meta:editing-duration>P1DT7H21M45S</meta:editing-duration>
    <meta:editing-cycles>3</meta:editing-cycles>
    <dc:date>2021-10-07T23:49:22.01</dc:date>
    <meta:generator>OpenOffice/4.1.9$Win32 OpenOffice.org_project/419m1$Build-9805</meta:generator>
    <meta:document-statistic meta:object-count="43"/>
  </office:meta>
</office:document-meta>
</file>